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-color="#eeeeee" draw:textarea-horizontal-align="justify" draw:textarea-vertical-align="middle" draw:auto-grow-height="false" fo:min-height="1.321cm" fo:min-width="3.451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-color="#dee6ef" draw:textarea-vertical-align="middle" draw:auto-grow-height="false" fo:min-height="3.7cm" fo:min-width="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svg:stroke-width="0.05cm" draw:marker-start-width="0.275cm" draw:marker-end-width="0.275cm" draw:fill-color="#ffaa95" draw:textarea-vertical-align="middle" draw:auto-grow-height="false" fo:min-height="3.7cm" fo:min-width="3.4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-color="#e8f2a1" draw:textarea-vertical-align="middle" draw:auto-grow-height="false" fo:min-height="3.7cm" fo:min-width="3.45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svg:stroke-color="#ff3838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5eb91e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cm" draw:marker-start-width="0.275cm" draw:marker-end-width="0.275cm" draw:fill-color="#eeeeee" draw:textarea-horizontal-align="justify" draw:textarea-vertical-align="middle" draw:auto-grow-height="false" fo:min-height="1.529cm" fo:min-width="2.286cm" fo:padding-top="0.15cm" fo:padding-bottom="0.15cm" fo:padding-left="0.275cm" fo:padding-right="0.275cm"/>
    </style:style>
    <style:style style:name="gr11" style:family="graphic" style:parent-style-name="standard">
      <style:graphic-properties svg:stroke-width="0.1cm" draw:marker-start-width="0.35cm" draw:marker-end-width="0.35cm" draw:fill="none" draw:fill-color="#eeeeee" draw:textarea-horizontal-align="justify" draw:textarea-vertical-align="middle" draw:auto-grow-height="false" fo:min-height="1.479cm" fo:min-width="2.236cm" fo:padding-top="0.175cm" fo:padding-bottom="0.175cm" fo:padding-left="0.3cm" fo:padding-right="0.3cm"/>
    </style:style>
    <style:style style:name="gr1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.997cm" fo:min-width="1.451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-width="0.275cm" draw:fill-color="#dee6ef" draw:textarea-vertical-align="middle" draw:auto-grow-height="false" fo:min-height="2.3cm" fo:min-width="2.05cm" fo:padding-top="0.15cm" fo:padding-bottom="0.15cm" fo:padding-left="0.275cm" fo:padding-right="0.27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aa95"/>
      <style:paragraph-properties fo:text-align="center"/>
    </style:style>
    <style:style style:name="P6" style:family="paragraph">
      <loext:graphic-properties draw:fill-color="#e8f2a1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eeeee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8cm" svg:height="5cm" svg:x="6cm" svg:y="2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2" draw:text-style-name="P2" draw:layer="layout" svg:width="4cm" svg:height="4cm" svg:x="4cm" svg:y="5cm">
            <text:p/>
            <draw:enhanced-geometry draw:glue-point-type="segments" draw:type="mso-spt100" draw:modifiers="-0.164170838717027 -31.654944469225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3" draw:text-style-name="P3" draw:layer="layout" svg:width="0.849cm" svg:height="0.988cm" svg:x="9.4cm" svg:y="3.5cm">
            <draw:text-box>
              <text:p>c</text:p>
            </draw:text-box>
          </draw:frame>
          <draw:frame draw:style-name="gr3" draw:text-style-name="P3" draw:layer="layout" svg:width="0.891cm" svg:height="0.988cm" svg:x="9.609cm" svg:y="7.012cm">
            <draw:text-box>
              <text:p>a</text:p>
            </draw:text-box>
          </draw:frame>
          <draw:frame draw:style-name="gr4" draw:text-style-name="P4" draw:layer="layout" svg:width="0.665cm" svg:height="0.835cm" svg:x="7.1cm" svg:y="6.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style-name="gr5" draw:text-style-name="P5" draw:layer="layout" svg:width="4cm" svg:height="4cm" svg:x="12cm" svg:y="0cm">
            <text:p/>
            <draw:enhanced-geometry draw:glue-point-type="segments" draw:type="mso-spt100" draw:modifiers="147.731303920636 89.985446843210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" draw:text-style-name="P6" draw:layer="layout" svg:width="4cm" svg:height="4cm" svg:x="12cm" svg:y="5cm">
            <text:p/>
            <draw:enhanced-geometry draw:glue-point-type="segments" draw:type="mso-spt100" draw:modifiers="-90 -179.5779990567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4" draw:text-style-name="P4" draw:layer="layout" svg:width="0.762cm" svg:height="0.474cm" svg:x="13.038cm" svg:y="2.82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4" draw:text-style-name="P4" draw:layer="layout" svg:width="0.749cm" svg:height="0.653cm" svg:x="12.738cm" svg:y="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3" draw:text-style-name="P3" draw:layer="layout" svg:width="0.904cm" svg:height="0.988cm" svg:x="14cm" svg:y="4.212cm">
            <draw:text-box>
              <text:p>b</text:p>
            </draw:text-box>
          </draw:frame>
          <draw:line draw:style-name="gr7" draw:text-style-name="P7" draw:layer="layout" svg:x1="14cm" svg:y1="2cm" svg:x2="14cm" svg:y2="4.6cm">
            <text:p/>
          </draw:line>
          <draw:line draw:style-name="gr8" draw:text-style-name="P7" draw:layer="layout" svg:x1="10.1cm" svg:y1="4.4cm" svg:x2="5.9cm" svg:y2="7cm">
            <text:p/>
          </draw:line>
          <draw:line draw:style-name="gr9" draw:text-style-name="P7" draw:layer="layout" svg:x1="14cm" svg:y1="4.6cm" svg:x2="14cm" svg:y2="7cm">
            <text:p/>
          </draw:line>
          <draw:line draw:style-name="gr8" draw:text-style-name="P7" draw:layer="layout" svg:x1="10cm" svg:y1="7cm" svg:x2="5.9cm" svg:y2="7cm">
            <text:p/>
          </draw:line>
          <draw:line draw:style-name="gr9" draw:text-style-name="P7" draw:layer="layout" svg:x1="10cm" svg:y1="7cm" svg:x2="14cm" svg:y2="7cm">
            <text:p/>
          </draw:line>
          <draw:line draw:style-name="gr7" draw:text-style-name="P7" draw:layer="layout" svg:x1="14cm" svg:y1="2cm" svg:x2="10.1cm" svg:y2="4.4cm">
            <text:p/>
          </draw:line>
        </draw:g>
        <draw:g>
          <draw:custom-shape draw:style-name="gr10" draw:text-style-name="P1" draw:layer="layout" svg:width="5.671cm" svg:height="5.642cm" draw:transform="skewX (5.81947562262742E-017) rotate (-2.35619449019235) translate (14cm 1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" draw:text-style-name="P2" draw:layer="layout" svg:width="4cm" svg:height="4cm" svg:x="4cm" svg:y="14cm">
            <text:p/>
            <draw:enhanced-geometry draw:glue-point-type="segments" draw:type="mso-spt100" draw:modifiers="0.322707071253248 -44.693831636743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4cm" svg:height="4cm" svg:x="12cm" svg:y="14cm">
            <text:p/>
            <draw:enhanced-geometry draw:glue-point-type="segments" draw:type="mso-spt100" draw:modifiers="-134.898842302294 -179.68391762631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2" draw:layer="layout" svg:width="4cm" svg:height="4cm" svg:x="8cm" svg:y="10cm">
            <text:p/>
            <draw:enhanced-geometry draw:glue-point-type="segments" draw:type="mso-spt100" draw:modifiers="134.610753664913 45.1203269764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3" draw:text-style-name="P3" draw:layer="layout" svg:width="0.849cm" svg:height="0.988cm" svg:x="9.551cm" svg:y="16.012cm">
            <draw:text-box>
              <text:p>c</text:p>
            </draw:text-box>
          </draw:frame>
          <draw:frame draw:style-name="gr3" draw:text-style-name="P3" draw:layer="layout" svg:width="0.891cm" svg:height="0.988cm" svg:x="11.709cm" svg:y="13cm">
            <draw:text-box>
              <text:p>a</text:p>
            </draw:text-box>
          </draw:frame>
          <draw:frame draw:style-name="gr3" draw:text-style-name="P3" draw:layer="layout" svg:width="0.904cm" svg:height="0.988cm" svg:x="7.396cm" svg:y="13.012cm">
            <draw:text-box>
              <text:p>b</text:p>
            </draw:text-box>
          </draw:frame>
          <draw:frame draw:style-name="gr4" draw:text-style-name="P4" draw:layer="layout" svg:width="0.749cm" svg:height="0.653cm" svg:x="9.6cm" svg:y="12.847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4" draw:text-style-name="P4" draw:layer="layout" svg:width="0.762cm" svg:height="0.474cm" svg:x="6.838cm" svg:y="15.3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4" draw:text-style-name="P4" draw:layer="layout" svg:width="0.665cm" svg:height="0.835cm" svg:x="12.2cm" svg:y="15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ustom-shape draw:style-name="gr11" draw:text-style-name="P8" draw:layer="layout" svg:width="5.671cm" svg:height="5.642cm" draw:transform="skewX (5.81947562262742E-017) rotate (-2.35619449019235) translate (14cm 15.98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12" draw:text-style-name="P7" draw:layer="layout" svg:width="4cm" svg:height="4cm" draw:transform="rotate (-2.35619449019235) translate (12.8cm 25.128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3" draw:text-style-name="P2" draw:layer="layout" svg:width="2.6cm" svg:height="2.6cm" svg:x="8.68cm" svg:y="21cm">
            <text:p/>
            <draw:enhanced-geometry draw:glue-point-type="segments" draw:type="mso-spt100" draw:modifiers="135.27723547917 45.79788556584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4" draw:text-style-name="P9" draw:layer="layout" svg:width="0.4cm" svg:height="0.4cm" svg:x="9.8cm" svg:y="2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849cm" svg:height="0.988cm" svg:x="9.6cm" svg:y="25.112cm">
            <draw:text-box>
              <text:p>c</text:p>
            </draw:text-box>
          </draw:frame>
          <draw:frame draw:style-name="gr3" draw:text-style-name="P3" draw:layer="layout" svg:width="0.891cm" svg:height="0.988cm" svg:x="11.709cm" svg:y="23.3cm">
            <draw:text-box>
              <text:p>a</text:p>
            </draw:text-box>
          </draw:frame>
          <draw:frame draw:style-name="gr3" draw:text-style-name="P3" draw:layer="layout" svg:width="0.904cm" svg:height="0.988cm" svg:x="7.396cm" svg:y="23.312cm">
            <draw:text-box>
              <text:p>b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anny Schneider</meta:initial-creator>
    <meta:creation-date>2021-04-16T23:42:32.969897936</meta:creation-date>
    <dc:date>2021-04-17T00:20:44.882070714</dc:date>
    <dc:creator>Danny Schneider</dc:creator>
    <meta:editing-duration>PT7M21S</meta:editing-duration>
    <meta:editing-cycles>1</meta:editing-cycles>
    <meta:document-statistic meta:object-count="36"/>
    <meta:generator>LibreOffice/7.0.5.2$Linux_X86_64 LibreOffice_project/00$Build-2</meta:generator>
  </office:meta>
</office:document-meta>
</file>

<file path=Object 1/content.xml><?xml version="1.0" encoding="utf-8"?>
<math xmlns="http://www.w3.org/1998/Math/MathML" display="block">
  <semantics>
    <mstyle mathsize="24pt">
      <mi>β</mi>
    </mstyle>
    <annotation encoding="StarMath 5.0">size 24 %beta</annotation>
  </semantics>
</math>
</file>

<file path=Object 2/content.xml><?xml version="1.0" encoding="utf-8"?>
<math xmlns="http://www.w3.org/1998/Math/MathML" display="block">
  <semantics>
    <mstyle mathsize="24pt">
      <mi>α</mi>
    </mstyle>
    <annotation encoding="StarMath 5.0">size 24 %alpha</annotation>
  </semantics>
</math>
</file>

<file path=Object 3/content.xml><?xml version="1.0" encoding="utf-8"?>
<math xmlns="http://www.w3.org/1998/Math/MathML" display="block">
  <semantics>
    <mstyle mathsize="24pt">
      <mi>γ</mi>
    </mstyle>
    <annotation encoding="StarMath 5.0">size 24 %gamma</annotation>
  </semantics>
</math>
</file>

<file path=Object 4/content.xml><?xml version="1.0" encoding="utf-8"?>
<math xmlns="http://www.w3.org/1998/Math/MathML" display="block">
  <semantics>
    <mstyle mathsize="24pt">
      <mi>γ</mi>
    </mstyle>
    <annotation encoding="StarMath 5.0">size 24 %gamma</annotation>
  </semantics>
</math>
</file>

<file path=Object 5/content.xml><?xml version="1.0" encoding="utf-8"?>
<math xmlns="http://www.w3.org/1998/Math/MathML" display="block">
  <semantics>
    <mstyle mathsize="24pt">
      <mi>α</mi>
    </mstyle>
    <annotation encoding="StarMath 5.0">size 24 %alpha</annotation>
  </semantics>
</math>
</file>

<file path=Object 6/content.xml><?xml version="1.0" encoding="utf-8"?>
<math xmlns="http://www.w3.org/1998/Math/MathML" display="block">
  <semantics>
    <mstyle mathsize="24pt">
      <mi>β</mi>
    </mstyle>
    <annotation encoding="StarMath 5.0">size 24 %beta</annotation>
  </semantics>
</math>
</file>